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erif" svg:font-family="'Noto Serif',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1f406" officeooo:paragraph-rsid="0011f406"/>
    </style:style>
    <style:style style:name="P2" style:family="paragraph" style:parent-style-name="Text_20_body">
      <style:text-properties officeooo:paragraph-rsid="0011f406"/>
    </style:style>
    <style:style style:name="P3" style:family="paragraph" style:parent-style-name="Text_20_body">
      <style:text-properties style:font-name="Liberation Sans" fo:font-size="18pt" fo:font-weight="bold" officeooo:paragraph-rsid="0011f406" style:font-size-asian="15.75pt" style:font-weight-asian="bold" style:font-size-complex="18pt" style:font-weight-complex="bold"/>
    </style:style>
    <style:style style:name="P4" style:family="paragraph" style:parent-style-name="Text_20_body">
      <style:text-properties style:font-name="Liberation Sans" fo:font-size="18pt" fo:font-weight="bold" officeooo:rsid="0011f406" officeooo:paragraph-rsid="0011f406" style:font-size-asian="15.75pt" style:font-weight-asian="bold" style:font-size-complex="18pt" style:font-weight-complex="bold"/>
    </style:style>
    <style:style style:name="P5" style:family="paragraph" style:parent-style-name="Text_20_body">
      <style:text-properties style:font-name="Liberation Sans" fo:font-size="18pt" fo:font-weight="normal" officeooo:rsid="0011f406" officeooo:paragraph-rsid="0011f406" style:font-size-asian="15.75pt" style:font-weight-asian="normal" style:font-size-complex="18pt" style:font-weight-complex="normal"/>
    </style:style>
    <style:style style:name="P6" style:family="paragraph" style:parent-style-name="Title">
      <style:text-properties officeooo:rsid="0011f406" officeooo:paragraph-rsid="0011f406"/>
    </style:style>
    <style:style style:name="P7" style:family="paragraph" style:parent-style-name="Title">
      <style:text-properties officeooo:paragraph-rsid="0011f406"/>
    </style:style>
    <style:style style:name="P8" style:family="paragraph" style:parent-style-name="Text_20_body">
      <style:text-properties style:font-name="Liberation Sans" fo:font-size="18pt" fo:font-weight="normal" officeooo:rsid="001416e3" officeooo:paragraph-rsid="001601ee" style:font-size-asian="15.75pt" style:font-weight-asian="normal" style:font-size-complex="18pt" style:font-weight-complex="normal"/>
    </style:style>
    <style:style style:name="P9" style:family="paragraph" style:parent-style-name="Text_20_body">
      <style:text-properties style:font-name="Liberation Sans" fo:font-size="18pt" fo:font-weight="normal" officeooo:rsid="00193e58" officeooo:paragraph-rsid="00193e58" style:font-size-asian="15.75pt" style:font-weight-asian="normal" style:font-size-complex="18pt" style:font-weight-complex="normal"/>
    </style:style>
    <style:style style:name="P10" style:family="paragraph" style:parent-style-name="Text_20_body">
      <style:text-properties style:font-name="Liberation Sans" fo:font-size="18pt" fo:font-weight="normal" officeooo:rsid="001b8417" officeooo:paragraph-rsid="001b8417" style:font-size-asian="15.75pt" style:font-weight-asian="normal" style:font-size-complex="18pt" style:font-weight-complex="normal"/>
    </style:style>
    <style:style style:name="P11" style:family="paragraph" style:parent-style-name="Text_20_body">
      <style:text-properties style:font-name="Liberation Sans" fo:font-size="18pt" fo:font-weight="normal" officeooo:rsid="0011f406" officeooo:paragraph-rsid="001b8417" style:font-size-asian="15.75pt" style:font-weight-asian="normal" style:font-size-complex="18pt" style:font-weight-complex="normal"/>
    </style:style>
    <style:style style:name="P12" style:family="paragraph" style:parent-style-name="Text_20_body">
      <style:text-properties style:font-name="Liberation Sans" fo:font-size="18pt" fo:font-weight="normal" officeooo:rsid="0011f406" officeooo:paragraph-rsid="001d5309" style:font-size-asian="15.75pt" style:font-weight-asian="normal" style:font-size-complex="18pt" style:font-weight-complex="normal"/>
    </style:style>
    <style:style style:name="P13" style:family="paragraph" style:parent-style-name="Text_20_body">
      <style:text-properties style:font-name="Liberation Sans" fo:font-size="18pt" fo:font-weight="normal" officeooo:rsid="0011f406" officeooo:paragraph-rsid="001f1117" style:font-size-asian="15.75pt" style:font-weight-asian="normal" style:font-size-complex="18pt" style:font-weight-complex="normal"/>
    </style:style>
    <style:style style:name="P14" style:family="paragraph" style:parent-style-name="Text_20_body">
      <style:text-properties style:font-name="Liberation Sans" fo:font-size="18pt" fo:font-weight="normal" officeooo:rsid="001d5309" officeooo:paragraph-rsid="001d5309" style:font-size-asian="15.75pt" style:font-weight-asian="normal" style:font-size-complex="18pt" style:font-weight-complex="normal"/>
    </style:style>
    <style:style style:name="P15" style:family="paragraph" style:parent-style-name="Text_20_body">
      <style:text-properties style:font-name="Liberation Sans" fo:font-size="18pt" fo:font-weight="normal" officeooo:rsid="001f1117" officeooo:paragraph-rsid="001f1117" style:font-size-asian="15.75pt" style:font-weight-asian="normal" style:font-size-complex="18pt" style:font-weight-complex="normal"/>
    </style:style>
    <style:style style:name="P16" style:family="paragraph" style:parent-style-name="Text_20_body">
      <style:text-properties style:font-name="Liberation Sans" fo:font-size="18pt" fo:font-weight="normal" officeooo:rsid="001fd69f" officeooo:paragraph-rsid="001fd69f" style:font-size-asian="15.75pt" style:font-weight-asian="normal" style:font-size-complex="18pt" style:font-weight-complex="normal"/>
    </style:style>
    <style:style style:name="P17" style:family="paragraph" style:parent-style-name="Text_20_body">
      <style:text-properties style:font-name="Liberation Sans" fo:font-size="18pt" fo:font-weight="normal" officeooo:rsid="0024d277" officeooo:paragraph-rsid="0024d277" style:font-size-asian="15.75pt" style:font-weight-asian="normal" style:font-size-complex="18pt" style:font-weight-complex="normal"/>
    </style:style>
    <style:style style:name="P18" style:family="paragraph" style:parent-style-name="Text_20_body">
      <style:text-properties style:font-name="Liberation Sans" fo:font-size="18pt" fo:font-weight="normal" officeooo:rsid="00261842" officeooo:paragraph-rsid="00261842" style:font-size-asian="15.75pt" style:font-weight-asian="normal" style:font-size-complex="18pt" style:font-weight-complex="normal"/>
    </style:style>
    <style:style style:name="P19" style:family="paragraph" style:parent-style-name="Text_20_body">
      <style:text-properties style:font-name="Liberation Sans" fo:font-size="18pt" fo:font-weight="normal" officeooo:rsid="00268c45" officeooo:paragraph-rsid="00268c45" style:font-size-asian="15.75pt" style:font-weight-asian="normal" style:font-size-complex="18pt" style:font-weight-complex="normal"/>
    </style:style>
    <style:style style:name="P20" style:family="paragraph" style:parent-style-name="Text_20_body">
      <style:text-properties style:font-name="Liberation Sans" fo:font-size="18pt" fo:font-weight="normal" officeooo:paragraph-rsid="001fd69f"/>
    </style:style>
    <style:style style:name="P21" style:family="paragraph" style:parent-style-name="Text_20_body">
      <style:text-properties style:font-name="Liberation Sans" fo:font-size="18pt" fo:font-weight="normal" officeooo:rsid="00211446" officeooo:paragraph-rsid="00211446" style:font-size-asian="18pt" style:font-weight-asian="normal" style:font-size-complex="18pt" style:font-weight-complex="normal"/>
    </style:style>
    <style:style style:name="P22" style:family="paragraph" style:parent-style-name="Text_20_body">
      <style:text-properties style:font-name="Liberation Sans" fo:font-size="18pt" fo:font-weight="normal" officeooo:rsid="0021ce6a" officeooo:paragraph-rsid="0021ce6a" style:font-size-asian="18pt" style:font-weight-asian="normal" style:font-size-complex="18pt" style:font-weight-complex="normal"/>
    </style:style>
    <style:style style:name="P23" style:family="paragraph" style:parent-style-name="Text_20_body">
      <style:text-properties style:font-name="Liberation Sans" fo:font-size="18pt" fo:font-weight="normal" officeooo:rsid="0022fc1f" officeooo:paragraph-rsid="0022fc1f" style:font-size-asian="18pt" style:font-weight-asian="normal" style:font-size-complex="18pt" style:font-weight-complex="normal"/>
    </style:style>
    <style:style style:name="P24" style:family="paragraph" style:parent-style-name="Text_20_body">
      <style:text-properties style:font-name="Liberation Sans" fo:font-size="18pt" fo:font-weight="normal" officeooo:rsid="0024d277" officeooo:paragraph-rsid="0024d277" style:font-size-asian="18pt" style:font-weight-asian="normal" style:font-size-complex="18pt" style:font-weight-complex="normal"/>
    </style:style>
    <style:style style:name="P2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ans" fo:font-size="18pt" fo:letter-spacing="normal" fo:font-style="normal" fo:font-weight="normal" style:font-size-asian="18pt" style:font-weight-asian="normal" style:font-size-complex="18pt" style:font-weight-complex="normal"/>
    </style:style>
    <style:style style:name="T1" style:family="text">
      <style:text-properties officeooo:rsid="001601ee"/>
    </style:style>
    <style:style style:name="T2" style:family="text">
      <style:text-properties officeooo:rsid="001b2b92"/>
    </style:style>
    <style:style style:name="T3" style:family="text">
      <style:text-properties officeooo:rsid="001d5309"/>
    </style:style>
    <style:style style:name="T4" style:family="text">
      <style:text-properties officeooo:rsid="001f1117"/>
    </style:style>
    <style:style style:name="T5" style:family="text">
      <style:text-properties officeooo:rsid="001fd69f"/>
    </style:style>
    <style:style style:name="T6" style:family="text">
      <style:text-properties fo:font-variant="normal" fo:text-transform="none" fo:color="#000000" style:font-name="Liberation Sans" fo:letter-spacing="normal" fo:font-style="normal" style:font-size-asian="18pt" style:font-weight-asian="normal" style:font-size-complex="18pt" style:font-weight-complex="normal"/>
    </style:style>
    <style:style style:name="T7" style:family="text">
      <style:text-properties fo:font-variant="normal" fo:text-transform="none" fo:color="#000000" style:font-name="Liberation Sans" fo:letter-spacing="normal" fo:font-style="normal" officeooo:rsid="001fd69f" style:font-size-asian="18pt" style:font-weight-asian="normal" style:font-size-complex="18pt" style:font-weight-complex="normal"/>
    </style:style>
    <style:style style:name="T8" style:family="text">
      <style:text-properties officeooo:rsid="001fd69f" style:font-size-asian="15.75pt" style:font-weight-asian="normal" style:font-size-complex="18pt" style:font-weight-complex="normal"/>
    </style:style>
    <style:style style:name="T9" style:family="text">
      <style:text-properties officeooo:rsid="0021ce6a"/>
    </style:style>
    <style:style style:name="T10" style:family="text">
      <style:text-properties officeooo:rsid="0022fc1f"/>
    </style:style>
    <style:style style:name="T11" style:family="text">
      <style:text-properties officeooo:rsid="0024d277"/>
    </style:style>
    <style:style style:name="T12" style:family="text">
      <style:text-properties officeooo:rsid="00261842"/>
    </style:style>
    <style:style style:name="T13" style:family="text">
      <style:text-properties officeooo:rsid="00268c45"/>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áo Cáo Thực Tập </text:p>
      <text:p text:style-name="P1"/>
      <text:p text:style-name="P6">Nguyễn Quang Minh </text:p>
      <text:p text:style-name="P7"><text:tab/><text:tab/></text:p>
      <text:p text:style-name="P6">Ngày tháng 9</text:p>
      <text:p text:style-name="P2"/>
      <text:p text:style-name="P2"/>
      <text:p text:style-name="P3">Outline</text:p>
      <text:p text:style-name="P5">I. Reading</text:p>
      <text:p text:style-name="P5">1. Tìm hiểu thêm các vấn đề của tuần trước</text:p>
      <text:p text:style-name="P5">2. Convolutional Neural Networks (CNN) và các kỹ thuật liên quan</text:p>
      <text:p text:style-name="P5">3. Word2Vec, FastText, Glove</text:p>
      <text:p text:style-name="P5">II. Assignment</text:p>
      <text:p text:style-name="P5">Dùng CNN cho text classification (sentiment classification)</text:p>
      <text:p text:style-name="P5"/>
      <text:p text:style-name="P5"/>
      <text:p text:style-name="P5"/>
      <text:p text:style-name="P4">I. Reading</text:p>
      <text:p text:style-name="P4">1.</text:p>
      <text:p text:style-name="P4">2. Convolutional Neural Networks</text:p>
      <text:p text:style-name="P16"><text:soft-page-break/>2.1. Giới thiệu </text:p>
      <text:p text:style-name="P8">Trong Học máy, mạng neuron tích chập (convolutional neural networks) <text:span text:style-name="T1">là một trong những mô hình deep learning tiên tiến giúp xây dựng hệ thống xử lý ảnh lớn (nhận dạng các object trong ảnh,..), ngoài ra cũng trả về kết quả tốt khi áp dụng vào các vấn đề trong xử lý ngôn ngữ tự nhiên. </text:span></text:p>
      <text:p text:style-name="P9"/>
      <text:p text:style-name="P9"><text:span text:style-name="T5">2.2. </text:span>Convolutional Layer</text:p>
      <text:p text:style-name="P9">- <text:span text:style-name="T2">Convolution (tích chập) ở đây như một cửa sổ trượt (sliding window/kernel/filter/feature detector) áp đặt lên một ma trận. <text:s/>Chúng ta nhân từng thành phần tương ứng của ma trận filter này với ma trận ảnh đang xét. Giá trị đầu ra là tổng các tích này. Kết quả của tích chập là một ma trận (covoled feature). </text:span></text:p>
      <text:p text:style-name="P9">- Lấy ví dụ việc xử lý ảnh, các neuron trong convolutional layer đầu tiên không kết nối đến mọi pixel trong bức ảnh đó mà chỉ kết nối đến các pixel trong một receptive fields - trường tiếp nhận cục bộ <text:span text:style-name="T2">(một ma trận vuông nhỏ). Mỗi kết nối sẽ học một trọng số và mỗi neuron ẩn sẽ học một bias. Chúng ta cũng lặp lại quy trình này với convo layer thứ hai và các layer sau đó.</text:span></text:p>
      <text:p text:style-name="P9">Ý <text:span text:style-name="T2">nghĩa: network chỉ tập trung vào các feature level thấp ở tầng đầu tiên, sau đó tập hợp các features này ở các layer sau để được các feature trừng tượng hơn. </text:span></text:p>
      <text:p text:style-name="P10"><text:span text:style-name="T5">2.3. </text:span>Mạng neuron tích chập </text:p>
      <text:p text:style-name="P10">- Gồm các convo layer kết hợp với các hàm kích hoạt phi tuyến (nonlinear activation function) như ReLU hay tanh để tạo thông tin trừu tượng hơn cho các layer tiếp theo.</text:p>
      <text:p text:style-name="P10"><text:soft-page-break/>- Sự kết nối giữa các neuron trong các layer của mạng convo là kết nối cục bộ. Mỗi neuron ở layer tiếp theo sinh ra từ filter áp đặt lên một vùng cục bộ của các neuron layer trước đó.</text:p>
      <text:p text:style-name="P11"><text:span text:style-name="T3">- Pooling layer (lớp tổng hợp):</text:span></text:p>
      <text:p text:style-name="P14"><text:tab/>+ Mỗi neuron trong pooling layer được kết nối với một vài neurons trong receptive fields của convo layer ngay trước nó. </text:p>
      <text:p text:style-name="P12"><text:span text:style-name="T3">+ </text:span>Đ<text:span text:style-name="T3">ơn giản hóa thông tin đầu ra, giảm bớt số lượng neuron, giảm gánh nặng tính toán, bộ nhớ, và số lượng params. (một thủ tục pooling phổ biến là max-pooling, chọn giá trị lớn nhất trong vùng đầu vào, ngoài ra còn có L2 pooling)</text:span></text:p>
      <text:p text:style-name="P12">- <text:span text:style-name="T4">Cấu trúc </text:span></text:p>
      <text:p text:style-name="P12"><text:span text:style-name="T4">+ Xếp xen kẽ một vài lớp convo sau đó đến lớp pooling và cứ như thế.</text:span></text:p>
      <text:p text:style-name="P12"><text:span text:style-name="T4">+ Ma trận giảm số chiều khi đi qua các layer</text:span></text:p>
      <text:p text:style-name="P13"><text:span text:style-name="T4">+ Ở cuối kiến trúc này, ta đặt một mạng neuron feed- forward, fully-connected và một layer để output ra dự đoán (softmax).</text:span></text:p>
      <text:p text:style-name="P15">Lưu ý: cấu trúc có thể được điều chỉnh tùy theo bài toán. Một vài cấu trúc hay như LeNet-5 cho nhận diện chữ viết tay, AlexNet cho ImageNet challenge,...</text:p>
      <text:p text:style-name="P12">- <text:span text:style-name="T5">Chọn tham số cho CNN</text:span></text:p>
      <text:p text:style-name="P20"><text:span text:style-name="T8">+ </text:span><text:span text:style-name="T6">Số các convolution layer: càng nhiều các convolution layer thì performance càng được cải thiện. Sau khoảng 3 hoặc 4 layer, các tác động được giảm một cách đáng kể</text:span></text:p>
      <text:p text:style-name="P20"><text:soft-page-break/><text:span text:style-name="T7">+ </text:span><text:span text:style-name="T6">Filter size: thường filter theo size 5x5 hoặc 3x3</text:span></text:p>
      <text:list xml:id="list5236702785019746730" text:style-name="L1">
        <text:list-header>
          <text:p text:style-name="P25"><text:span text:style-name="T5">+ </text:span>Pooling size: thường là 2x2 hoặc 4x4 cho ảnh đầu vào lớn</text:p>
        </text:list-header>
      </text:list>
      <text:p text:style-name="P21">2.4. Các kỹ thuật liên quan</text:p>
      <text:p text:style-name="P21">2.4.1. Augmentation</text:p>
      <text:p text:style-name="P21">- <text:span text:style-name="T9">Kỹ thuật generate thêm data trong trường hợp data hiện tại không có nhiều (áp dụng nhiều trong xử lý ảnh) </text:span></text:p>
      <text:p text:style-name="P22">- Generate như thế nào?</text:p>
      <text:p text:style-name="P22">+ Thay đổi những data đã có theo những cách khác nhau để từ <text:span text:style-name="T10">một data ban đầu tạo ra được nhiều data mới.</text:span></text:p>
      <text:p text:style-name="P23">Ví dụ, một bức ảnh nhưng thay đổi vị trí các vật thể trong bức ảnh, xoay ảnh, lật ngược ảnh,v.v…</text:p>
      <text:p text:style-name="P23">- Kể cả khi khối lượng data đã lớn, kỹ thuật này vẫn có thể áp dụng để model tập trung học những feature quan trọng</text:p>
      <text:p text:style-name="P23">- Offline and online augmentation</text:p>
      <text:p text:style-name="P23">+ Offline: áp dụng với những datasets nhỏ. Cụ thể, thay đổi toàn bộ datasets một lượt để tăng kích thước datasets đang có theo cấp số nhân ( tương ứng với các cách thay đổi datasets mình áp dụng)</text:p>
      <text:p text:style-name="P23">+ Online: áp dụng với datasets lớn, khi mà việc tăng số lượng data theo cấp số nhân là thừa thãi. Theo đó, chỉ cần thay đổi lượng data mini-batch cần thiết để feed cho model.</text:p>
      <text:p text:style-name="P23">- Một vài kỹ thuật phổ biến khi xử lý với ảnh:</text:p>
      <text:p text:style-name="P23">+ Lật ảnh (Flip)</text:p>
      <text:p text:style-name="P23">+ <text:span text:style-name="T11">Xoay ảnh (Rotation)</text:span></text:p>
      <text:p text:style-name="P24">+ Zoom in hay zoom out (Scale)</text:p>
      <text:p text:style-name="P24"><text:soft-page-break/>+ Crop: Chọn một phần của ảnh gốc sau đó resize lại kích thước ban đầu (khác với Scale thay đổi kích thước ảnh gốc)</text:p>
      <text:p text:style-name="P17">+ Translation: thay đổi vị trí objects trong ảnh</text:p>
      <text:p text:style-name="P17">+ Gaussian noise: làm giảm việc model học những features xuất hiện nhiều lần. Khi thêm Gaussian noise có mean bằng 0, các điểm dữ liệu sẽ có tần suất xuất hiện đều hơn. Những điểm có tần suất xuất hiện thấp cũng bị biến đổi (điểm quan trọng).</text:p>
      <text:p text:style-name="P17">- <text:span text:style-name="T12">Kỹ thuật nâng cao:</text:span></text:p>
      <text:p text:style-name="P18">+ Conditional GANS: transform an image from one domain to an image of another domain. Ví dụ, cùng một cảnh nhưng quang cảnh thay đổi vào các mùa khác nhau.</text:p>
      <text:p text:style-name="P18">+ Neural style transfer: học lấy chất liệu, <text:span text:style-name="T13">môi trường, style của ảnh và áp vào content của ảnh khác.</text:span></text:p>
      <text:p text:style-name="P19">Lưu ý: khi xoay, translate hay scale ảnh (thay đổi kích thước ảnh nói chung), chúng ta phải xử lý phần bên ngoài kích thước đã biết của ảnh. Cụ thể, có thêm vào phần này constant, giá trị ở viền, giá trị phản chiếu (reflect),...</text:p>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erif" svg:font-family="'Noto Serif',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22:40:51.155254718</meta:creation-date>
    <meta:generator>LibreOffice/5.1.6.2$Linux_X86_64 LibreOffice_project/10m0$Build-2</meta:generator>
    <dc:date>2018-09-19T11:35:37.780342085</dc:date>
    <meta:editing-duration>P1DT5H9M18S</meta:editing-duration>
    <meta:editing-cycles>4</meta:editing-cycles>
    <meta:document-statistic meta:table-count="0" meta:image-count="0" meta:object-count="0" meta:page-count="5" meta:paragraph-count="56" meta:word-count="986" meta:character-count="4849" meta:non-whitespace-character-count="3904"/>
  </office:meta>
</office:document-meta>
</file>